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cbe3" officeooo:paragraph-rsid="0015cbe3" style:font-weight-asian="bold"/>
    </style:style>
    <style:style style:name="P2" style:family="paragraph" style:parent-style-name="Standard">
      <style:text-properties fo:font-weight="bold" officeooo:rsid="001d66e7" officeooo:paragraph-rsid="001d66e7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color="#0000ff" loext:opacity="100%" style:font-name="Times" fo:font-size="10pt" fo:language="en" fo:country="US" fo:font-style="italic" officeooo:paragraph-rsid="00183ff7" style:font-name-asian="Times New Roman" style:font-size-asian="10pt" style:font-style-asian="italic" style:font-name-complex="Times" style:font-size-complex="10pt" style:language-complex="ar" style:country-complex="SA"/>
    </style:style>
    <style:style style:name="P6" style:family="paragraph" style:parent-style-name="Standard">
      <style:text-properties officeooo:rsid="001bc63f" officeooo:paragraph-rsid="001bc63f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8" style:family="paragraph" style:parent-style-name="Standard">
      <style:paragraph-properties fo:margin-left="0cm" fo:margin-right="0.635cm" fo:text-indent="0cm" style:auto-text-indent="false"/>
    </style:style>
    <style:style style:name="P9" style:family="paragraph" style:parent-style-name="Heading">
      <style:text-properties fo:color="#000000" loext:opacity="100%" fo:font-style="normal" style:font-style-asian="normal" style:font-style-complex="normal"/>
    </style:style>
    <style:style style:name="P10" style:family="paragraph" style:parent-style-name="InfoBlue">
      <style:text-properties fo:color="#000000" loext:opacity="100%" fo:font-style="normal" style:font-style-asian="normal" style:font-style-complex="normal"/>
    </style:style>
    <style:style style:name="P11" style:family="paragraph" style:parent-style-name="InfoBlue">
      <style:text-properties fo:color="#000000" loext:opacity="100%" fo:font-style="normal" officeooo:rsid="0015cbe3" officeooo:paragraph-rsid="0015cbe3" style:font-style-asian="normal" style:font-style-complex="normal"/>
    </style:style>
    <style:style style:name="P12" style:family="paragraph" style:parent-style-name="InfoBlue">
      <style:text-properties fo:color="#000000" loext:opacity="100%" fo:font-style="normal" officeooo:rsid="00175826" officeooo:paragraph-rsid="00175826" style:font-style-asian="normal" style:font-style-complex="normal"/>
    </style:style>
    <style:style style:name="P13" style:family="paragraph" style:parent-style-name="InfoBlue">
      <style:text-properties fo:color="#000000" loext:opacity="100%" fo:font-style="normal" officeooo:rsid="0017c8da" officeooo:paragraph-rsid="0017c8da" style:font-style-asian="normal" style:font-style-complex="normal"/>
    </style:style>
    <style:style style:name="P14" style:family="paragraph" style:parent-style-name="InfoBlue">
      <style:text-properties fo:color="#000000" loext:opacity="100%" fo:font-style="normal" officeooo:rsid="001b93b0" officeooo:paragraph-rsid="001b93b0" style:font-style-asian="normal" style:font-style-complex="normal"/>
    </style:style>
    <style:style style:name="P15" style:family="paragraph" style:parent-style-name="InfoBlue">
      <style:text-properties fo:color="#000000" loext:opacity="100%" fo:font-style="normal" officeooo:rsid="001d66e7" officeooo:paragraph-rsid="001d66e7" style:font-style-asian="normal" style:font-style-complex="normal"/>
    </style:style>
    <style:style style:name="P16" style:family="paragraph" style:parent-style-name="InfoBlue">
      <style:text-properties fo:color="#000000" loext:opacity="100%" style:font-name="Times" fo:font-size="10pt" fo:language="en" fo:country="US" fo:font-style="normal" officeooo:rsid="00175826" officeooo:paragraph-rsid="00175826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7" style:family="paragraph" style:parent-style-name="InfoBlue">
      <style:text-properties fo:color="#000000" loext:opacity="100%" style:font-name="Times" fo:font-size="10pt" fo:language="en" fo:country="US" fo:font-style="normal" officeooo:rsid="0017c8da" officeooo:paragraph-rsid="0017c8da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8" style:family="paragraph" style:parent-style-name="InfoBlue">
      <style:text-properties fo:color="#000000" loext:opacity="100%" style:font-name="Times" fo:font-size="10pt" fo:language="en" fo:country="US" fo:font-style="normal" officeooo:rsid="00187531" officeooo:paragraph-rsid="00187531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19" style:family="paragraph" style:parent-style-name="InfoBlue">
      <style:text-properties fo:color="#000000" loext:opacity="100%" style:font-name="Times" fo:font-size="10pt" fo:language="en" fo:country="US" fo:font-style="normal" officeooo:rsid="0018c544" officeooo:paragraph-rsid="0018c544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20" style:family="paragraph" style:parent-style-name="InfoBlue">
      <style:text-properties fo:color="#000000" loext:opacity="100%" style:font-name="Times" fo:font-size="10pt" fo:language="en" fo:country="US" fo:font-style="normal" officeooo:rsid="001dda8a" officeooo:paragraph-rsid="001dda8a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21" style:family="paragraph" style:parent-style-name="Text_20_body">
      <style:text-properties fo:color="#000000" loext:opacity="100%" fo:font-style="normal" style:font-style-asian="normal" style:font-style-complex="normal"/>
    </style:style>
    <style:style style:name="P22" style:family="paragraph" style:parent-style-name="Heading" style:master-page-name="Standard">
      <style:paragraph-properties style:page-number="auto"/>
      <style:text-properties fo:color="#000000" loext:opacity="100%" fo:font-style="normal" officeooo:rsid="0015cbe3" officeooo:paragraph-rsid="0015cbe3" style:font-style-asian="normal" style:font-style-complex="normal"/>
    </style:style>
    <style:style style:name="P23" style:family="paragraph" style:parent-style-name="InfoBlue">
      <style:text-properties fo:color="#000000" loext:opacity="100%" style:font-name="Times" fo:font-size="10pt" fo:language="en" fo:country="US" fo:font-style="normal" officeooo:rsid="001f299d" officeooo:paragraph-rsid="001f299d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24" style:family="paragraph" style:parent-style-name="Heading_20_1">
      <style:text-properties fo:color="#000000" loext:opacity="100%" fo:font-style="normal" style:font-style-asian="normal" style:font-style-complex="normal"/>
    </style:style>
    <style:style style:name="P25" style:family="paragraph" style:parent-style-name="Heading_20_1">
      <style:paragraph-properties fo:break-before="page"/>
      <style:text-properties fo:color="#000000" loext:opacity="100%" fo:font-style="normal" style:font-style-asian="normal" style:font-style-complex="normal"/>
    </style:style>
    <style:style style:name="P26" style:family="paragraph" style:parent-style-name="Heading_20_1" style:master-page-name="Convert_20_1">
      <style:paragraph-properties style:page-number="auto"/>
      <style:text-properties fo:color="#000000" loext:opacity="100%" fo:font-style="normal" style:font-style-asian="normal" style:font-style-complex="normal"/>
    </style:style>
    <style:style style:name="P27" style:family="paragraph" style:parent-style-name="Heading_20_2">
      <style:text-properties fo:color="#000000" loext:opacity="100%" fo:font-style="normal" style:font-style-asian="normal" style:font-style-complex="normal"/>
    </style:style>
    <style:style style:name="P28" style:family="paragraph" style:parent-style-name="Heading_20_2">
      <style:text-properties fo:color="#000000" loext:opacity="100%" style:font-name="Arial" fo:font-size="10pt" fo:language="en" fo:country="US" fo:font-style="normal" fo:font-weight="bold" officeooo:rsid="001bc63f" officeooo:paragraph-rsid="001bc6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29" style:family="paragraph" style:parent-style-name="Heading_20_2">
      <style:text-properties fo:color="#000000" loext:opacity="100%" style:font-name="Arial" fo:font-size="10pt" fo:language="en" fo:country="US" fo:font-style="normal" fo:font-weight="bold" officeooo:rsid="001b93b0" officeooo:paragraph-rsid="001b93b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P30" style:family="paragraph" style:parent-style-name="Heading_20_2">
      <style:text-properties officeooo:rsid="001c9e28" officeooo:paragraph-rsid="001c9e28"/>
    </style:style>
    <style:style style:name="P31" style:family="paragraph" style:parent-style-name="Heading_20_3">
      <style:text-properties fo:color="#000000" loext:opacity="100%" fo:font-style="normal" style:font-style-asian="normal" style:font-style-complex="normal"/>
    </style:style>
    <style:style style:name="P32" style:family="paragraph" style:parent-style-name="Heading_20_3">
      <style:text-properties fo:color="#000000" loext:opacity="100%" style:font-name="Arial" fo:font-size="10pt" fo:language="en" fo:country="US" fo:font-style="normal" fo:font-weight="normal" officeooo:rsid="001b93b0" officeooo:paragraph-rsid="001b93b0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/>
    </style:style>
    <style:style style:name="P33" style:family="paragraph" style:parent-style-name="Heading_20_3">
      <style:text-properties fo:font-style="normal" officeooo:rsid="001bc63f" officeooo:paragraph-rsid="001bc63f" style:font-style-asian="normal" style:font-style-complex="normal"/>
    </style:style>
    <style:style style:name="P34" style:family="paragraph" style:parent-style-name="Standard">
      <style:text-properties fo:color="#000000" loext:opacity="100%" style:font-name="Arial" fo:font-size="10pt" fo:language="en" fo:country="US" fo:font-style="normal" fo:font-weight="normal" officeooo:rsid="001c9e28" officeooo:paragraph-rsid="001c9e2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5" style:family="paragraph" style:parent-style-name="Standard" style:list-style-name="L1">
      <style:text-properties fo:color="#000000" loext:opacity="100%" style:font-name="Arial" fo:font-size="10pt" fo:language="en" fo:country="US" fo:font-style="normal" fo:font-weight="normal" officeooo:rsid="001c9e28" officeooo:paragraph-rsid="001c9e28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6" style:family="paragraph" style:parent-style-name="Standard">
      <style:text-properties fo:color="#000000" loext:opacity="100%" style:font-name="Times" fo:font-size="10pt" fo:language="en" fo:country="US" fo:font-style="normal" officeooo:paragraph-rsid="001f299d" style:font-name-asian="Times New Roman" style:font-size-asian="10pt" style:font-style-asian="normal" style:font-name-complex="Times" style:font-size-complex="10pt" style:language-complex="ar" style:country-complex="SA" style:font-style-complex="normal"/>
    </style:style>
    <style:style style:name="P37" style:family="paragraph" style:parent-style-name="Standard">
      <style:text-properties officeooo:rsid="001fadc7" officeooo:paragraph-rsid="001fadc7"/>
    </style:style>
    <style:style style:name="T1" style:family="text">
      <style:text-properties officeooo:rsid="0015cbe3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officeooo:rsid="001d66e7"/>
    </style:style>
    <style:style style:name="T4" style:family="text">
      <style:text-properties style:font-name-asian="Times"/>
    </style:style>
    <style:style style:name="T5" style:family="text">
      <style:text-properties officeooo:rsid="00175826" style:font-name-asian="Times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c63f" style:font-style-asian="normal" style:font-style-complex="normal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fo:font-style="normal" officeooo:rsid="00183ff7" style:font-style-asian="normal" style:font-style-complex="normal"/>
    </style:style>
    <style:style style:name="T10" style:family="text">
      <style:text-properties fo:color="#000000" loext:opacity="100%" fo:font-style="normal" officeooo:rsid="001f299d" style:font-style-asian="normal" style:font-style-complex="normal"/>
    </style:style>
    <style:style style:name="T11" style:family="text">
      <style:text-properties fo:color="#000000" loext:opacity="100%" fo:font-style="normal" officeooo:rsid="0020583e" style:font-style-asian="normal" style:font-style-complex="normal"/>
    </style:style>
    <style:style style:name="T12" style:family="text">
      <style:text-properties fo:color="#000000" loext:opacity="100%" fo:font-style="normal" officeooo:rsid="00223b69" style:font-style-asian="normal" style:font-style-complex="normal"/>
    </style:style>
    <style:style style:name="T13" style:family="text">
      <style:text-properties fo:color="#000000" loext:opacity="100%" style:font-name="Arial" fo:font-size="10pt" fo:language="en" fo:country="US" fo:font-style="normal" fo:font-weight="bold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4" style:family="text">
      <style:text-properties fo:color="#000000" loext:opacity="100%" style:font-name="Arial" fo:font-size="10pt" fo:language="en" fo:country="US" fo:font-style="normal" fo:font-weight="bold" officeooo:rsid="001bc63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/>
    </style:style>
    <style:style style:name="T15" style:family="text">
      <style:text-properties style:use-window-font-color="true" loext:opacity="0%" fo:font-style="normal" officeooo:rsid="001f299d" style:font-style-asian="normal"/>
    </style:style>
    <style:style style:name="T16" style:family="text">
      <style:text-properties style:font-name="Times" fo:font-size="10pt" fo:language="en" fo:country="US" officeooo:rsid="001f299d" style:font-name-asian="Times New Roman" style:font-size-asian="10pt" style:font-name-complex="Times" style:font-size-complex="10pt" style:language-complex="ar" style:country-complex="SA"/>
    </style:style>
    <style:style style:name="T1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istema de proposta de alugueis</text:p>
      <text:p text:style-name="P9">System-Wide Requirements Specification</text:p>
      <text:h text:style-name="P24" text:outline-level="1">Introduction</text:h>
      <text:p text:style-name="Standard"><text:span text:style-name="T8"><text:tab/></text:span><text:span text:style-name="T11">Esse documento tem por objetivo identificar possíveis requisitos não identificados na parte de modelagem de caso de uso.</text:span></text:p>
      <text:h text:style-name="P24" text:outline-level="1">System-Wide Functional Requirements</text:h>
      <text:p text:style-name="Standard"><text:span text:style-name="T8"><text:tab/></text:span></text:p>
      <text:p text:style-name="Standard"><text:span text:style-name="T8"><text:tab/></text:span><text:span text:style-name="T11">O usuário pode fazer sua autentiação no sistema.</text:span></text:p>
      <text:p text:style-name="Standard"><text:span text:style-name="T11"><text:tab/></text:span><text:span text:style-name="T12">O usuário pode faz logoff no sistema terminando a sua sessão.</text:span></text:p>
      <text:p text:style-name="Standard"><text:span text:style-name="T8"/></text:p>
      <text:h text:style-name="P24" text:outline-level="1">System Qualities</text:h>
      <text:h text:style-name="P27" text:outline-level="2">Usability</text:h>
      <text:p text:style-name="P16">O sistema tem um requqerimento de ser fácil acesso para qualquer pessoa, aumentando o número de possíveis usuários.</text:p>
      <text:h text:style-name="P27" text:outline-level="2">Reliability</text:h>
      <text:p text:style-name="P10"><text:span text:style-name="T4"><text:s/></text:span><text:span text:style-name="T5">Existe necessidade de uptime de 90%, esse valor é baixo pois esperasse que poucas pessoas utilizem a aplicação no turno da noite.</text:span></text:p>
      <text:h text:style-name="P27" text:outline-level="2">Performance</text:h>
      <text:p text:style-name="P11">Com relação a performance do sistema é esperado pouca utilização no início no início mas que com o passar do tempo tenha mais usuários.. Um requerimento importante é que o tempo de carregamento quando uma ação seja feita no sistema ele não demore mais de 1 minuto para ser <text:span text:style-name="T16">concluída</text:span>.</text:p>
      <text:h text:style-name="P27" text:outline-level="2">Supportability</text:h>
      <text:p text:style-name="P12">Existe necessidade de criar um sistema de fácil suporte e que seja fácil adicionar novas funcionalidades para aumentar o produto no futuro.</text:p>
      <text:p text:style-name="P21"/>
      <text:h text:style-name="P25" text:outline-level="1">System Interfaces</text:h>
      <text:h text:style-name="P27" text:outline-level="2">User Interfaces</text:h>
      <text:p text:style-name="P17">A interface deve ser feita para sistema web.</text:p>
      <text:h text:style-name="P31" text:outline-level="3">Look &amp; Feel </text:h>
      <text:p text:style-name="P13">A interface precisa ser amigável com cores pasteis.</text:p>
      <text:h text:style-name="P31" text:outline-level="3">Layout and Navigation Requirements</text:h>
      <text:p text:style-name="P37"><text:span text:style-name="T8">O sistema deve possuir listagens para a parte de propostas e imóveis.</text:span></text:p>
      <text:p text:style-name="P5"><text:span text:style-name="InfoBlue_20_Char"><text:span text:style-name="T9">A navegação será fe</text:span></text:span><text:span text:style-name="InfoBlue_20_Char"><text:span text:style-name="T10">i</text:span></text:span><text:span text:style-name="InfoBlue_20_Char"><text:span text:style-name="T9">ta com links em uma barra de navegação em cima.</text:span></text:span></text:p>
      <text:h text:style-name="P31" text:outline-level="3">Consistency</text:h>
      <text:p text:style-name="P36"><text:span text:style-name="InfoBlue_20_Char"><text:span text:style-name="T15">É necessário que todas as listagens e formulários sigam o mesmo padrão.</text:span></text:span></text:p>
      <text:h text:style-name="P31" text:outline-level="3">User Personalization &amp; Customization Requirements</text:h>
      <text:p text:style-name="P19">Não hávera nenhum tipo de customização gráfica para o usuário.</text:p>
      <text:h text:style-name="P27" text:outline-level="2">Interfaces to External Systems or Devices</text:h>
      <text:h text:style-name="P31" text:outline-level="3">Software Interfaces</text:h>
      <text:p text:style-name="P23">Existe necessidade do sistema fazer comunicação com API externa para validação de endereço.</text:p>
      <text:h text:style-name="P31" text:outline-level="3">Hardware Interfaces</text:h>
      <text:p text:style-name="P18">Nenhuma</text:p>
      <text:h text:style-name="P31" text:outline-level="3">Communications Interfaces</text:h>
      <text:p text:style-name="P18">Nenhuma</text:p>
      <text:h text:style-name="P26" text:outline-level="1">Business Rules</text:h>
      <text:h text:style-name="P30" text:outline-level="2"><text:span text:style-name="T14">R</text:span><text:span text:style-name="T13">egras referentes a criação de proposta</text:span></text:h>
      <text:p text:style-name="P34">Para ser válida uma proposta precisa que:</text:p>
      <text:list xml:id="list562641781" text:style-name="L1">
        <text:list-item>
          <text:p text:style-name="P35">O período solicitado de aluguel esteja disnponível de acordo com as informações do imóvel.</text:p>
        </text:list-item>
        <text:list-item>
          <text:p text:style-name="P35">O número de hóspedes for inferior ou igual o número máximo na descrição do imóvel.</text:p>
        </text:list-item>
        <text:list-item>
          <text:p text:style-name="P35">O valor de aluguel solicitado seja maior ou igual o valor mínimo na descrição do imóve.</text:p>
        </text:list-item>
      </text:list>
      <text:h text:style-name="P28" text:outline-level="2">Regras referentes ao locatário</text:h>
      <text:h text:style-name="P33" text:outline-level="3">Número de propostas</text:h>
      <text:p text:style-name="P6"><text:span text:style-name="T7">C</text:span><text:span text:style-name="T6">ada locatário só poderá fazer uma proposta para cada imóvel no sistema.</text:span></text:p>
      <text:h text:style-name="P29" text:outline-level="2">Regras referentes ao proprietário</text:h>
      <text:h text:style-name="P32" text:outline-level="3">Número de imóveis</text:h>
      <text:p text:style-name="P14">Cada proprietário só pode ter até 5 imóveis cadastrados no sistema.</text:p>
      <text:h text:style-name="P24" text:outline-level="1">System Constraints</text:h>
      <text:p text:style-name="P15">É necessário que o sistema funcione em browsers baseados no projeto chromium e no browser Firefox. É necessário que a parte do servidor funcione em sistema operacional baseado em linux.</text:p>
      <text:h text:style-name="P24" text:outline-level="1">System Compliance</text:h>
      <text:h text:style-name="P27" text:outline-level="2">Licensing Requirements</text:h>
      <text:p text:style-name="P20">O software deve ser escrito levando em consideração a licença GPL v3.</text:p>
      <text:h text:style-name="P27" text:outline-level="2">Legal, Copyright, and Other Notices</text:h>
      <text:h text:style-name="P27" text:outline-level="2">Applicable Standards</text:h>
      <text:h text:style-name="P24" text:outline-level="1">System Documentation</text:h>
      <text:p text:style-name="P20">A documentação do projeto será feita com pelos 3 integrantes do grup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style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loext:opacity="100%" style:font-name="Verdana" fo:font-family="Verdana" style:font-family-generic="swiss" style:font-pitch="variable" fo:font-size="8pt" fo:language="pt" fo:country="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style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loext:opacity="100%" style:font-name="Times" fo:font-family="Times" style:font-family-generic="roman" style:font-pitch="variable" fo:language="en" fo:country="US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859cm" fo:margin-left="-0.191cm" table:align="left" style:writing-mode="lr-tb"/>
    </style:style>
    <style:style style:name="Table2.A" style:family="table-column">
      <style:table-column-properties style:column-width="11.252cm"/>
    </style:style>
    <style:style style:name="Table2.B" style:family="table-column">
      <style:table-column-properties style:column-width="5.6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6.732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859cm" fo:margin-left="-0.191cm" table:align="left" style:writing-mode="lr-tb"/>
    </style:style>
    <style:style style:name="Table4.A" style:family="table-column">
      <style:table-column-properties style:column-width="11.252cm"/>
    </style:style>
    <style:style style:name="Table4.B" style:family="table-column">
      <style:table-column-properties style:column-width="5.60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6.732cm" fo:margin-left="-0.191cm" table:align="left" style:writing-mode="lr-tb"/>
    </style:style>
    <style:style style:name="Table3.A" style:family="table-column">
      <style:table-column-properties style:column-width="5.5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15cbe3" officeooo:paragraph-rsid="0015cbe3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Standard">
      <style:text-properties fo:font-weight="bold" officeooo:rsid="001d66e7" officeooo:paragraph-rsid="001d66e7" style:font-weight-asian="bold"/>
    </style:style>
    <style:style style:name="MT1" style:family="text">
      <style:text-properties officeooo:rsid="0015cbe3"/>
    </style:style>
    <style:style style:name="MT2" style:family="text">
      <style:text-properties style:font-name="Symbol" style:font-name-asian="Symbol" style:font-name-complex="Symbol"/>
    </style:style>
    <style:style style:name="MT3" style:family="text"/>
    <style:style style:name="MT4" style:family="text">
      <style:text-properties officeooo:rsid="001d66e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istema de proposta de alugueis</text:p>
            </table:table-cell>
            <table:table-cell table:style-name="Table2.A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Standard"><text:title>Supporting Requirements</text:title><text:s/>Specification</text:p>
            </table:table-cell>
            <table:table-cell table:style-name="Table2.A1" office:value-type="string">
              <text:p text:style-name="Standard"><text:s text:c="2"/>Date: <text:s/><text:span text:style-name="MT1">29/04/2021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3">Confidential</text:p>
            </table:table-cell>
            <table:table-cell table:style-name="Table1.A1" office:value-type="string">
              <text:p text:style-name="MP4"><text:span text:style-name="MT2"></text:span><text:user-defined style:data-style-name="N0" text:name="Company"/>, <text:date style:data-style-name="N107" text:date-value="2021-05-02T13:02:09.652256844">2021</text:date></text:p>
            </table:table-cell>
            <table:table-cell table:style-name="Table1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Sistema de propostas de aluguel</text:p>
            </table:table-cell>
            <table:table-cell table:style-name="Table4.A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Standard"><text:title>Supporting Requirements</text:title><text:s/>Specification</text:p>
            </table:table-cell>
            <table:table-cell table:style-name="Table4.A1" office:value-type="string">
              <text:p text:style-name="Standard"><text:s text:c="2"/>Date: <text:s/><text:span text:style-name="MT4">29/04/2021</text:span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3">Confidential</text:p>
            </table:table-cell>
            <table:table-cell table:style-name="Table3.A1" office:value-type="string">
              <text:p text:style-name="MP4"><text:span text:style-name="MT2"></text:span><text:user-defined style:data-style-name="N0" text:name="Company"/>, <text:date style:data-style-name="N107" text:date-value="2021-05-02T13:02:09.654768272">2021</text:date></text:p>
            </table:table-cell>
            <table:table-cell table:style-name="Table3.A1" office:value-type="string">
              <text:p text:style-name="MP5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pporting Requirements</dc:title>
    <dc:subject>&lt;Project Name&gt;</dc:subject>
    <meta:keyword/>
    <dc:description/>
    <meta:creation-date>2021-04-30T00:44:30.704252233</meta:creation-date>
    <dc:date>2021-05-02T13:02:09.482602868</dc:date>
    <meta:print-date>2001-03-15T14:26:00</meta:print-date>
    <meta:editing-cycles>15</meta:editing-cycles>
    <meta:editing-duration>PT1H16M57S</meta:editing-duration>
    <meta:generator>LibreOffice/7.1.2.2$Linux_X86_64 LibreOffice_project/10$Build-2</meta:generator>
    <meta:document-statistic meta:table-count="4" meta:image-count="0" meta:object-count="0" meta:page-count="3" meta:paragraph-count="71" meta:word-count="504" meta:character-count="3185" meta:non-whitespace-character-count="2769"/>
  </office:meta>
</office:document-meta>
</file>